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60bc" officeooo:paragraph-rsid="000360b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60bc" officeooo:paragraph-rsid="000360b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360bc" officeooo:paragraph-rsid="000360bc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chine Base de donné</text:p>
      <text:p text:style-name="P1"><text:span text:style-name="T1"/></text:p>
      <text:p text:style-name="P2">Composants</text:p>
      <text:p text:style-name="P3">- La base de donnée de l’application</text:p>
      <text:p text:style-name="P3">- Le module Back-control</text:p>
      <text:p text:style-name="P3">- Le module Tri Résultat</text:p>
      <text:p text:style-name="P3">- Le module Constitution Fichier Final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31:47.851753969</meta:creation-date>
    <dc:date>2022-03-13T13:38:58.995042604</dc:date>
    <meta:editing-duration>PT7M11S</meta:editing-duration>
    <meta:editing-cycles>1</meta:editing-cycles>
    <meta:document-statistic meta:table-count="0" meta:image-count="0" meta:object-count="0" meta:page-count="1" meta:paragraph-count="6" meta:word-count="27" meta:character-count="153" meta:non-whitespace-character-count="132"/>
    <meta:generator>LibreOffice/6.4.7.2$Linux_X86_64 LibreOffice_project/40$Build-2</meta:generator>
  </office:meta>
</office:document-meta>
</file>